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c192f" officeooo:paragraph-rsid="000c192f" style:font-size-asian="16pt" style:font-weight-asian="bold" style:font-size-complex="16pt" style:font-weight-complex="bold"/>
    </style:style>
    <style:style style:name="T1" style:family="text">
      <style:text-properties officeooo:rsid="000d0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oning <text:span text:style-name="T1">+ StoryBoard </text:span>ActuRetro</text:p>
      <text:p text:style-name="Standard"/>
      <text:p text:style-name="Standard"/>
      <text:p text:style-name="Standard"><text:a xlink:type="simple" xlink:href="https://www.figma.com/file/KrTRVqMbLp92wUbGAgZV0z/ActuRetro?node-id=0%3A1" text:style-name="Internet_20_link" text:visited-style-name="Visited_20_Internet_20_Link">https://www.figma.com/file/KrTRVqMbLp92wUbGAgZV0z/ActuRetro?node-id=0%3A1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5:31:00.160466153</meta:creation-date>
    <dc:date>2020-07-30T17:12:47.489548606</dc:date>
    <meta:editing-duration>PT1M7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2" meta:word-count="5" meta:character-count="102" meta:non-whitespace-character-count="99"/>
  </office:meta>
</office:document-meta>
</file>